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Line_20_Style_20_9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="solid" draw:fill-color="#ffffcc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5" style:family="graphic" style:parent-style-name="standard">
      <style:graphic-properties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draw:stroke="solid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99ccff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ffcccc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33cm"/>
    </style:style>
    <style:style style:name="gr12" style:family="graphic" style:parent-style-name="standard">
      <style:graphic-properties svg:stroke-width="0.04cm" svg:stroke-color="#000000" draw:marker-start-width="0.26cm" draw:marker-end-width="0.26cm" draw:fill="solid" draw:fill-color="#ccffcc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18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dash" draw:stroke-dash="Line_20_Style_20_9" svg:stroke-width="0.04cm" svg:stroke-color="#000000" draw:marker-start-width="0.26cm" draw:marker-end-width="0.26cm" draw:fill="none" draw:textarea-horizontal-align="justify" draw:textarea-vertical-align="top" draw:auto-grow-height="false" fo:padding-top="0.145cm" fo:padding-bottom="0.145cm" fo:padding-left="0.27cm" fo:padding-right="0.27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262cm"/>
    </style:style>
    <style:style style:name="gr18" style:family="graphic" style:parent-style-name="standard">
      <style:graphic-properties draw:fill-color="#ffcccc" draw:textarea-horizontal-align="justify" draw:textarea-vertical-align="middle" draw:auto-grow-height="false"/>
    </style:style>
    <style:style style:name="gr19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20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9cm" fo:min-width="0.262cm"/>
    </style:style>
    <style:style style:name="gr2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5pt" style:text-underline-style="none" style:font-size-asian="15pt" style:font-size-complex="15pt"/>
    </style:style>
    <style:style style:name="P3" style:family="paragraph">
      <style:paragraph-properties fo:text-align="center"/>
      <style:text-properties fo:font-family="'Open Sans'" style:font-family-generic="swiss" style:font-pitch="variable" fo:font-size="15pt" style:font-size-asian="15pt" style:font-size-complex="15pt"/>
    </style:style>
    <style:style style:name="P4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Open Sans'" style:font-family-generic="swiss" style:font-pitch="variable" fo:font-size="15pt" style:text-underline-style="solid" style:text-underline-width="auto" style:text-underline-color="font-color" style:font-size-asian="15pt" style:font-size-complex="15pt"/>
    </style:style>
    <style:style style:name="P6" style:family="paragraph">
      <style:text-properties fo:font-family="'Open Sans'" style:font-family-generic="swiss" style:font-pitch="variable" fo:font-size="12pt" style:font-size-asian="12pt" style:font-size-complex="12pt"/>
    </style:style>
    <style:style style:name="P7" style:family="paragraph">
      <style:text-properties fo:font-family="'Open Sans'" style:font-family-generic="swiss" style:font-pitch="variable" fo:font-size="20pt" style:font-size-asian="20pt" style:font-size-complex="20pt"/>
    </style:style>
    <style:style style:name="P8" style:family="paragraph">
      <style:text-properties fo:font-family="'Open Sans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font-family="'Open Sans'" style:font-family-generic="swiss" style:font-pitch="variable" fo:font-size="16.5pt" style:font-size-asian="16.5pt" style:font-size-complex="16.5pt"/>
    </style:style>
    <style:style style:name="P10" style:family="paragraph">
      <style:paragraph-properties fo:text-align="center"/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P11" style:family="paragraph">
      <style:paragraph-properties fo:text-align="center"/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P12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13" style:family="paragraph">
      <style:paragraph-properties fo:text-align="center"/>
      <style:text-properties fo:font-family="'Open Sans'" style:font-family-generic="swiss" style:font-pitch="variable" fo:font-size="16pt" style:font-size-asian="16pt" style:font-size-complex="16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'Open Sans'" style:font-family-generic="swiss" style:font-pitch="variable" fo:font-size="15pt" style:font-size-asian="15pt" style:font-size-complex="15pt"/>
    </style:style>
    <style:style style:name="P16" style:family="paragraph">
      <style:paragraph-properties fo:text-align="center"/>
      <style:text-properties fo:font-family="'Open Sans'" style:font-family-generic="swiss" fo:font-size="12pt" style:font-size-asian="12pt" style:font-size-complex="12pt"/>
    </style:style>
    <style:style style:name="P17" style:family="paragraph">
      <style:text-properties fo:font-size="12pt" style:font-size-asian="12pt" style:font-size-complex="12pt"/>
    </style:style>
    <style:style style:name="T1" style:family="text">
      <style:text-properties fo:font-family="'Open Sans'" style:font-family-generic="swiss" style:font-pitch="variable" fo:font-size="15pt" style:text-underline-style="none" style:font-size-asian="15pt" style:font-size-complex="15pt"/>
    </style:style>
    <style:style style:name="T2" style:family="text">
      <style:text-properties fo:font-family="'Open Sans'" style:font-family-generic="swiss" style:font-pitch="variable" fo:font-size="15pt" style:font-size-asian="15pt" style:font-size-complex="15pt"/>
    </style:style>
    <style:style style:name="T3" style:family="text">
      <style:text-properties fo:font-family="'Open Sans'" style:font-family-generic="swiss" style:font-pitch="variable" fo:font-size="12pt" style:font-size-asian="12pt" style:font-size-complex="12pt"/>
    </style:style>
    <style:style style:name="T4" style:family="text">
      <style:text-properties fo:font-family="'Open Sans'" style:font-family-generic="swiss" style:font-pitch="variable"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family="'Open Sans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family="'Open Sans'" style:font-family-generic="swiss" style:font-pitch="variable" fo:font-size="12pt" style:text-underline-style="none" style:font-size-asian="12pt" style:font-size-complex="12pt"/>
    </style:style>
    <style:style style:name="T7" style:family="text">
      <style:text-properties fo:font-family="'Open Sans'" style:font-family-generic="swiss" style:font-pitch="variable" fo:font-size="20pt" style:font-size-asian="20pt" style:font-size-complex="20pt"/>
    </style:style>
    <style:style style:name="T8" style:family="text">
      <style:text-properties fo:font-family="'Open Sans'" style:font-family-generic="swiss" style:font-pitch="variable" fo:font-size="16pt" style:font-size-asian="16pt" style:font-size-complex="16pt"/>
    </style:style>
    <style:style style:name="T9" style:family="text">
      <style:text-properties fo:font-family="'Open Sans'" style:font-family-generic="swiss" style:font-pitch="variable" fo:font-size="16.5pt" style:font-size-asian="16.5pt" style:font-size-complex="16.5pt"/>
    </style:style>
    <style:style style:name="T10" style:family="text"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T11" style:family="text"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T12" style:family="text">
      <style:text-properties fo:font-family="'Open Sans'" style:font-family-generic="swiss" style:font-pitch="variable" fo:font-size="17pt" style:font-size-asian="17pt" style:font-size-complex="17pt"/>
    </style:style>
    <style:style style:name="T13" style:family="text">
      <style:text-properties fo:font-family="'Open Sans'" style:font-family-generic="swis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cm" svg:height="0.9cm" svg:x="20.7cm" svg:y="14.9cm">
          <text:p text:style-name="P1"><text:span text:style-name="T1">RETUR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cm" svg:y1="8.1cm" svg:x2="1.7cm" svg:y2="8.1cm">
          <text:p/>
        </draw:line>
        <draw:custom-shape draw:style-name="gr1" draw:text-style-name="P2" draw:layer="layout" svg:width="2.8cm" svg:height="0.9cm" svg:x="7.094cm" svg:y="2.109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0.9cm" svg:x="6.956cm" svg:y="7.617cm">
          <text:p text:style-name="P1"><text:span text:style-name="T2">ASSISTE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0.9cm" svg:x="6.951cm" svg:y="12.911cm">
          <text:p text:style-name="P1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556cm" svg:y1="8.09cm" svg:x2="6.8cm" svg:y2="8.1cm">
          <text:p/>
        </draw:line>
        <draw:line draw:style-name="gr2" draw:text-style-name="P1" draw:layer="layout" svg:x1="4.429cm" svg:y1="8.493cm" svg:x2="6.8cm" svg:y2="13.4cm">
          <text:p/>
        </draw:line>
        <draw:line draw:style-name="gr2" draw:text-style-name="P1" draw:layer="layout" svg:x1="4.439cm" svg:y1="7.679cm" svg:x2="6.9cm" svg:y2="2.5cm">
          <text:p/>
        </draw:line>
        <draw:custom-shape draw:style-name="gr4" draw:text-style-name="P4" draw:layer="layout" svg:width="3.346cm" svg:height="0.711cm" svg:x="10.735cm" svg:y="7.717cm">
          <text:p text:style-name="P1"><text:span text:style-name="T3">EASY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0.9cm" svg:x="20.674cm" svg:y="13.021cm">
          <text:p text:style-name="P1"><text:span text:style-name="T1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208cm" svg:y1="13.616cm" svg:x2="20.5cm" svg:y2="15.4cm">
          <text:p/>
        </draw:line>
        <draw:custom-shape draw:style-name="gr1" draw:text-style-name="P5" draw:layer="layout" svg:width="2.8cm" svg:height="0.9cm" svg:x="15.8cm" svg:y="6.8cm">
          <text:p text:style-name="P1"><text:span text:style-name="T4">SEATBEL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15.8cm" svg:y="8.5cm">
          <text:p text:style-name="P1"><text:span text:style-name="T2">EASY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8cm" svg:height="0.9cm" svg:x="20.674cm" svg:y="11cm">
          <text:p text:style-name="P1"><text:span text:style-name="T4">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8.329cm" svg:height="0.725cm" svg:x="4.81cm" svg:y="15.977cm">
          <draw:text-box>
            <text:p><text:span text:style-name="T3">Main mode switch (mandatory, 3 position)</text:span></text:p>
          </draw:text-box>
        </draw:frame>
        <draw:custom-shape draw:style-name="gr8" draw:text-style-name="P4" draw:layer="layout" svg:width="2.629cm" svg:height="0.711cm" svg:x="1.8cm" svg:y="7.7cm">
          <text:p text:style-name="P1"><text:span text:style-name="T3">MODE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348cm" svg:height="0.711cm" svg:x="10.733cm" svg:y="13.016cm">
          <text:p text:style-name="P1"><text:span text:style-name="T3">RETUR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2.246cm" svg:height="0.725cm" svg:x="4.81cm" svg:y="18.201cm">
          <draw:text-box>
            <text:p><text:span text:style-name="T3">Return switch (optional, 2 position, </text:span><text:span text:style-name="T5">default</text:span><text:span text:style-name="T6"> value if not present</text:span><text:span text:style-name="T5">)</text:span></text:p>
          </draw:text-box>
        </draw:frame>
        <draw:frame draw:style-name="gr11" draw:text-style-name="P6" draw:layer="layout" svg:width="0.667cm" svg:height="0.725cm" svg:x="9.568cm" svg:y="1.536cm">
          <draw:text-box>
            <text:p><text:span text:style-name="T3">*</text:span></text:p>
          </draw:text-box>
        </draw:frame>
        <draw:custom-shape draw:style-name="gr12" draw:text-style-name="P4" draw:layer="layout" svg:width="3.456cm" svg:height="0.711cm" svg:x="15.7cm" svg:y="12.183cm">
          <text:p text:style-name="P1"><text:span text:style-name="T3">LOITER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89cm" svg:y1="8.091cm" svg:x2="10.59cm" svg:y2="8.091cm">
          <text:p/>
        </draw:line>
        <draw:line draw:style-name="gr2" draw:text-style-name="P1" draw:layer="layout" svg:x1="9.9cm" svg:y1="13.4cm" svg:x2="10.6cm" svg:y2="13.4cm">
          <text:p/>
        </draw:line>
        <draw:frame draw:style-name="gr7" draw:text-style-name="P6" draw:layer="layout" svg:width="11.912cm" svg:height="0.725cm" svg:x="4.81cm" svg:y="17.12cm">
          <draw:text-box>
            <text:p><text:span text:style-name="T3">Easy switch (optional, 2 position, </text:span><text:span text:style-name="T5">default</text:span><text:span text:style-name="T6"> value if not present</text:span><text:span text:style-name="T5">)</text:span></text:p>
          </draw:text-box>
        </draw:frame>
        <draw:line draw:style-name="gr2" draw:text-style-name="P1" draw:layer="layout" svg:x1="14.208cm" svg:y1="13.108cm" svg:x2="15.5cm" svg:y2="12.6cm">
          <text:p/>
        </draw:line>
        <draw:line draw:style-name="gr2" draw:text-style-name="P1" draw:layer="layout" svg:x1="19.283cm" svg:y1="12.27cm" svg:x2="20.5cm" svg:y2="11.5cm">
          <text:p/>
        </draw:line>
        <draw:line draw:style-name="gr2" draw:text-style-name="P1" draw:layer="layout" svg:x1="19.283cm" svg:y1="12.778cm" svg:x2="20.5cm" svg:y2="13.4cm">
          <text:p/>
        </draw:line>
        <draw:frame draw:style-name="gr10" draw:text-style-name="P6" draw:layer="layout" svg:width="15.031cm" svg:height="0.725cm" svg:x="4.81cm" svg:y="19.279cm">
          <draw:text-box>
            <text:p><text:span text:style-name="T3">Loiter (pause mission) switch (optional, 2 position,</text:span><text:span text:style-name="T5">default</text:span><text:span text:style-name="T3"> value if not present)</text:span></text:p>
          </draw:text-box>
        </draw:frame>
        <draw:frame draw:style-name="gr10" draw:text-style-name="P6" draw:layer="layout" svg:width="7.085cm" svg:height="1.199cm" svg:x="11.97cm" svg:y="2.109cm">
          <draw:text-box>
            <text:p><text:span text:style-name="T3">multirotors: attitude stabilized,</text:span></text:p>
            <text:p><text:span text:style-name="T3">fixed wing: mixing of manual inputs</text:span></text:p>
          </draw:text-box>
        </draw:frame>
        <draw:frame draw:style-name="gr13" draw:text-style-name="P7" draw:layer="layout" svg:width="0.777cm" svg:height="1.043cm" svg:x="11.473cm" svg:y="2.109cm">
          <draw:text-box>
            <text:p><text:span text:style-name="T7">*</text:span></text:p>
          </draw:text-box>
        </draw:frame>
        <draw:line draw:style-name="gr14" draw:text-style-name="P1" draw:layer="layout" svg:x1="28.432cm" svg:y1="3.54cm" svg:x2="28.432cm" svg:y2="19.288cm">
          <text:p/>
        </draw:line>
        <draw:frame draw:style-name="gr10" draw:text-style-name="P8" draw:layer="layout" svg:width="5.701cm" svg:height="0.882cm" draw:transform="rotate (1.5707963267946) translate (27.489cm 14.011cm)">
          <draw:text-box>
            <text:p><text:span text:style-name="T8">increasing autonomy</text:span></text:p>
          </draw:text-box>
        </draw:frame>
        <draw:line draw:style-name="gr2" draw:text-style-name="P1" draw:layer="layout" svg:x1="14.3cm" svg:y1="8.3cm" svg:x2="15.6cm" svg:y2="8.9cm">
          <text:p/>
        </draw:line>
        <draw:line draw:style-name="gr2" draw:text-style-name="P1" draw:layer="layout" svg:x1="14.3cm" svg:y1="7.9cm" svg:x2="15.6cm" svg:y2="7.3cm">
          <text:p/>
        </draw:line>
        <draw:custom-shape draw:style-name="gr8" draw:text-style-name="P4" draw:layer="layout" svg:width="2.629cm" svg:height="0.711cm" svg:x="1.144cm" svg:y="15.986cm">
          <text:p text:style-name="P1"><text:span text:style-name="T3">MODE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346cm" svg:height="0.711cm" svg:x="1.144cm" svg:y="17.1cm">
          <text:p text:style-name="P1"><text:span text:style-name="T3">EASY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348cm" svg:height="0.711cm" svg:x="1.144cm" svg:y="18.196cm">
          <text:p text:style-name="P1"><text:span text:style-name="T3">RETUR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456cm" svg:height="0.711cm" svg:x="1.144cm" svg:y="19.289cm">
          <text:p text:style-name="P1"><text:span text:style-name="T3">LOITER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9" draw:layer="layout" svg:width="2.8cm" svg:height="1.778cm" svg:x="2.8cm" svg:y="4.429cm">
          <text:p text:style-name="P1"><text:span text:style-name="T9">input</text:span></text:p>
          <text:p text:style-name="P1"><text:span text:style-name="T9">viewpoin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5.3cm" svg:x2="2.6cm" svg:y2="5.3cm">
          <text:p/>
        </draw:line>
        <draw:custom-shape draw:style-name="gr1" draw:text-style-name="P10" draw:layer="layout" svg:width="2.8cm" svg:height="0.9cm" svg:x="8.6cm" svg:y="3.122cm">
          <text:p text:style-name="P1"><text:span text:style-name="T10">on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5.622cm" svg:x2="8.4cm" svg:y2="7.1cm">
          <text:p/>
        </draw:line>
        <draw:line draw:style-name="gr2" draw:text-style-name="P1" draw:layer="layout" svg:x1="7.3cm" svg:y1="5.022cm" svg:x2="8.4cm" svg:y2="3.522cm">
          <text:p/>
        </draw:line>
        <draw:custom-shape draw:style-name="gr1" draw:text-style-name="P11" draw:layer="layout" svg:width="2.8cm" svg:height="0.9cm" svg:x="8.567cm" svg:y="6.7cm">
          <text:p text:style-name="P1"><text:span text:style-name="T11">grou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2" draw:layer="layout" svg:width="2.8cm" svg:height="0.9cm" svg:x="2.8cm" svg:y="11.2cm">
          <text:p text:style-name="P1"><text:span text:style-name="T12">bounding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11.6cm" svg:x2="2.6cm" svg:y2="11.6cm">
          <text:p/>
        </draw:line>
        <draw:custom-shape draw:style-name="gr1" draw:text-style-name="P10" draw:layer="layout" svg:width="2.8cm" svg:height="0.9cm" svg:x="8.6cm" svg:y="9.422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11.922cm" svg:x2="8.4cm" svg:y2="13.4cm">
          <text:p/>
        </draw:line>
        <draw:line draw:style-name="gr2" draw:text-style-name="P1" draw:layer="layout" svg:x1="7.3cm" svg:y1="11.322cm" svg:x2="8.4cm" svg:y2="9.822cm">
          <text:p/>
        </draw:line>
        <draw:custom-shape draw:style-name="gr1" draw:text-style-name="P11" draw:layer="layout" svg:width="2.8cm" svg:height="0.9cm" svg:x="8.567cm" svg:y="1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.8cm" svg:height="0.9cm" svg:x="2.8cm" svg:y="17.5cm">
          <text:p text:style-name="P1"><text:span text:style-name="T8">avoidanc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17.9cm" svg:x2="2.6cm" svg:y2="17.9cm">
          <text:p/>
        </draw:line>
        <draw:custom-shape draw:style-name="gr1" draw:text-style-name="P10" draw:layer="layout" svg:width="2.8cm" svg:height="0.9cm" svg:x="8.6cm" svg:y="15.722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18.222cm" svg:x2="8.4cm" svg:y2="19.7cm">
          <text:p/>
        </draw:line>
        <draw:line draw:style-name="gr2" draw:text-style-name="P1" draw:layer="layout" svg:x1="7.3cm" svg:y1="17.622cm" svg:x2="8.4cm" svg:y2="16.122cm">
          <text:p/>
        </draw:line>
        <draw:custom-shape draw:style-name="gr1" draw:text-style-name="P11" draw:layer="layout" svg:width="2.8cm" svg:height="0.9cm" svg:x="8.567cm" svg:y="19.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11.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5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17.6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.8cm" svg:height="0.9cm" svg:x="15.312cm" svg:y="17.533cm">
          <text:p text:style-name="P1"><text:span text:style-name="T8">approach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112cm" svg:y1="17.933cm" svg:x2="15.112cm" svg:y2="17.933cm">
          <text:p/>
        </draw:line>
        <draw:custom-shape draw:style-name="gr1" draw:text-style-name="P10" draw:layer="layout" svg:width="2.8cm" svg:height="0.9cm" svg:x="21.112cm" svg:y="15.755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9.812cm" svg:y1="18.255cm" svg:x2="20.912cm" svg:y2="19.733cm">
          <text:p/>
        </draw:line>
        <draw:line draw:style-name="gr2" draw:text-style-name="P1" draw:layer="layout" svg:x1="19.812cm" svg:y1="17.655cm" svg:x2="20.912cm" svg:y2="16.155cm">
          <text:p/>
        </draw:line>
        <draw:custom-shape draw:style-name="gr1" draw:text-style-name="P11" draw:layer="layout" svg:width="2.8cm" svg:height="0.9cm" svg:x="21.079cm" svg:y="19.33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18.412cm" svg:y="17.63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" draw:text-style-name="P2" draw:layer="layout" svg:width="2.8cm" svg:height="0.9cm" svg:x="21.6cm" svg:y="3.2cm">
          <text:p text:style-name="P1"><text:span text:style-name="T1">RETUR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0.9cm" svg:x="3.2cm" svg:y="17.9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6cm" svg:height="6.2cm" svg:x="10.9cm" svg:y="11.4cm">
          <text:p text:style-name="P14"><text:span text:style-name="T2">ASSISTE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6cm" svg:height="9.6cm" svg:x="10.9cm" svg:y="1.1cm">
          <text:p text:style-name="P14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5cm" svg:y1="7.9cm" svg:x2="14.5cm" svg:y2="9.2cm">
          <text:p/>
        </draw:line>
        <draw:line draw:style-name="gr2" draw:text-style-name="P1" draw:layer="layout" svg:x1="8.564cm" svg:y1="4.9cm" svg:x2="10.8cm" svg:y2="3.7cm">
          <text:p/>
        </draw:line>
        <draw:custom-shape draw:style-name="gr1" draw:text-style-name="P2" draw:layer="layout" svg:width="2.8cm" svg:height="0.9cm" svg:x="21.5cm" svg:y="6.4cm">
          <text:p text:style-name="P1"><text:span text:style-name="T1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2.8cm" svg:height="0.9cm" svg:x="13.2cm" svg:y="16cm">
          <text:p text:style-name="P1"><text:span text:style-name="T4">SEATBEL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21.5cm" svg:y="13cm">
          <text:p text:style-name="P1"><text:span text:style-name="T2">EASY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8cm" svg:height="0.9cm" svg:x="13cm" svg:y="9.3cm">
          <text:p text:style-name="P1"><text:span text:style-name="T4">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7cm" svg:y1="4.8cm" svg:x2="14.7cm" svg:y2="5.8cm">
          <text:p/>
        </draw:line>
        <draw:custom-shape draw:style-name="gr16" draw:text-style-name="P16" draw:layer="layout" svg:width="7.3cm" svg:height="1.8cm" svg:x="1.164cm" svg:y="4cm">
          <text:p text:style-name="P16"><text:span text:style-name="T13">MODE_SW &gt; AUTO_TH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7" draw:text-style-name="P6" draw:layer="layout" svg:width="0.781cm" svg:height="0.889cm" svg:x="8.719cm" svg:y="4.011cm">
          <draw:text-box>
            <text:p text:style-name="P17"><text:span text:style-name="T3">Y</text:span></text:p>
          </draw:text-box>
        </draw:frame>
        <draw:custom-shape draw:style-name="gr18" draw:text-style-name="P16" draw:layer="layout" svg:width="7.3cm" svg:height="1.8cm" svg:x="11cm" svg:y="2.8cm">
          <text:p text:style-name="P16"><text:span text:style-name="T13">RETURN_SW &gt; RETURN_TH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2" draw:text-style-name="P1" draw:layer="layout" svg:x1="18.6cm" svg:y1="3.7cm" svg:x2="21.4cm" svg:y2="3.7cm">
          <text:p/>
        </draw:line>
        <draw:frame draw:style-name="gr17" draw:text-style-name="P6" draw:layer="layout" svg:width="0.781cm" svg:height="0.889cm" svg:x="18.419cm" svg:y="2.9cm">
          <draw:text-box>
            <text:p text:style-name="P17"><text:span text:style-name="T3">Y</text:span></text:p>
          </draw:text-box>
        </draw:frame>
        <draw:custom-shape draw:style-name="gr19" draw:text-style-name="P16" draw:layer="layout" svg:width="7.3cm" svg:height="1.8cm" svg:x="10.9cm" svg:y="6cm">
          <text:p text:style-name="P16"><text:span text:style-name="T13">LOITER_SW &gt; LOITER_TH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7" draw:text-style-name="P6" draw:layer="layout" svg:width="0.807cm" svg:height="0.889cm" svg:x="14.8cm" svg:y="4.711cm">
          <draw:text-box>
            <text:p text:style-name="P17"><text:span text:style-name="T3">N</text:span></text:p>
          </draw:text-box>
        </draw:frame>
        <draw:line draw:style-name="gr2" draw:text-style-name="P1" draw:layer="layout" svg:x1="18.581cm" svg:y1="13.5cm" svg:x2="21.4cm" svg:y2="13.5cm">
          <text:p/>
        </draw:line>
        <draw:frame draw:style-name="gr17" draw:text-style-name="P6" draw:layer="layout" svg:width="0.781cm" svg:height="0.889cm" svg:x="18.5cm" svg:y="12.5cm">
          <draw:text-box>
            <text:p text:style-name="P17"><text:span text:style-name="T3">Y</text:span></text:p>
          </draw:text-box>
        </draw:frame>
        <draw:frame draw:style-name="gr17" draw:text-style-name="P6" draw:layer="layout" svg:width="0.807cm" svg:height="0.889cm" svg:x="14.6cm" svg:y="7.911cm">
          <draw:text-box>
            <text:p text:style-name="P17"><text:span text:style-name="T3">N</text:span></text:p>
          </draw:text-box>
        </draw:frame>
        <draw:line draw:style-name="gr2" draw:text-style-name="P1" draw:layer="layout" svg:x1="4.8cm" svg:y1="6.1cm" svg:x2="4.8cm" svg:y2="13cm">
          <text:p/>
        </draw:line>
        <draw:frame draw:style-name="gr17" draw:text-style-name="P6" draw:layer="layout" svg:width="0.807cm" svg:height="0.889cm" svg:x="4.793cm" svg:y="6.1cm">
          <draw:text-box>
            <text:p text:style-name="P17"><text:span text:style-name="T3">N</text:span></text:p>
          </draw:text-box>
        </draw:frame>
        <draw:custom-shape draw:style-name="gr16" draw:text-style-name="P16" draw:layer="layout" svg:width="7.3cm" svg:height="1.8cm" svg:x="1.1cm" svg:y="13.2cm">
          <text:p text:style-name="P16"><text:span text:style-name="T13">MODE_SW &gt; ASSISTED_TH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0" draw:text-style-name="P16" draw:layer="layout" svg:width="7.3cm" svg:height="1.8cm" svg:x="11cm" svg:y="12.6cm">
          <text:p text:style-name="P16"><text:span text:style-name="T13">EASY_SW &gt; EASY_TH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2" draw:text-style-name="P1" draw:layer="layout" svg:x1="8.6cm" svg:y1="14.1cm" svg:x2="10.9cm" svg:y2="13.5cm">
          <text:p/>
        </draw:line>
        <draw:frame draw:style-name="gr21" draw:text-style-name="P6" draw:layer="layout" svg:width="0.781cm" svg:height="0.889cm" svg:x="8.4cm" svg:y="13.411cm">
          <draw:text-box>
            <text:p text:style-name="P17"><text:span text:style-name="T3">Y</text:span></text:p>
          </draw:text-box>
        </draw:frame>
        <draw:line draw:style-name="gr2" draw:text-style-name="P1" draw:layer="layout" svg:x1="14.693cm" svg:y1="14.5cm" svg:x2="14.693cm" svg:y2="15.8cm">
          <text:p/>
        </draw:line>
        <draw:frame draw:style-name="gr17" draw:text-style-name="P6" draw:layer="layout" svg:width="0.807cm" svg:height="0.889cm" svg:x="14.793cm" svg:y="14.511cm">
          <draw:text-box>
            <text:p text:style-name="P17"><text:span text:style-name="T3">N</text:span></text:p>
          </draw:text-box>
        </draw:frame>
        <draw:line draw:style-name="gr2" draw:text-style-name="P1" draw:layer="layout" svg:x1="4.7cm" svg:y1="15.2cm" svg:x2="4.7cm" svg:y2="17.8cm">
          <text:p/>
        </draw:line>
        <draw:frame draw:style-name="gr17" draw:text-style-name="P6" draw:layer="layout" svg:width="0.807cm" svg:height="0.889cm" svg:x="4.8cm" svg:y="16.111cm">
          <draw:text-box>
            <text:p text:style-name="P17"><text:span text:style-name="T3">N</text:span></text:p>
          </draw:text-box>
        </draw:frame>
        <draw:ellipse draw:style-name="gr22" draw:text-style-name="P16" draw:layer="layout" svg:width="4.4cm" svg:height="1.6cm" svg:x="2.5cm" svg:y="1.3cm">
          <text:p text:style-name="P16"><text:span text:style-name="T13">START</text:span></text:p>
        </draw:ellipse>
        <draw:line draw:style-name="gr2" draw:text-style-name="P1" draw:layer="layout" svg:x1="4.8cm" svg:y1="3cm" svg:x2="4.8cm" svg:y2="4cm">
          <text:p/>
        </draw:line>
        <draw:line draw:style-name="gr2" draw:text-style-name="P1" draw:layer="layout" svg:x1="14.5cm" svg:y1="7.89cm" svg:x2="14.5cm" svg:y2="9.19cm">
          <text:p/>
        </draw:line>
        <draw:line draw:style-name="gr2" draw:text-style-name="P1" draw:layer="layout" svg:x1="18.5cm" svg:y1="6.9cm" svg:x2="21.3cm" svg:y2="6.9cm">
          <text:p/>
        </draw:line>
        <draw:frame draw:style-name="gr17" draw:text-style-name="P6" draw:layer="layout" svg:width="0.781cm" svg:height="0.889cm" svg:x="18.219cm" svg:y="6.1cm">
          <draw:text-box>
            <text:p text:style-name="P17"><text:span text:style-name="T3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0T22:53:49</meta:creation-date>
    <meta:generator>OpenOffice/4.0.1$Win32 OpenOffice.org_project/401m5$Build-9714</meta:generator>
    <dc:date>2014-04-26T05:45:36.71</dc:date>
    <meta:editing-duration>PT11H1M51S</meta:editing-duration>
    <meta:editing-cycles>63</meta:editing-cycles>
    <meta:print-date>2013-01-20T17:26:49</meta:print-date>
    <dc:creator>Tick Tock</dc:creator>
    <meta:document-statistic meta:object-count="101"/>
  </office:meta>
</office:document-meta>
</file>